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erif" svg:font-family="FreeSerif"/>
    <style:font-face style:name="Liberation Mono1" svg:font-family="'Liberation Mono'"/>
    <style:font-face style:name="Liberation Sans" svg:font-family="'Liberation Sans'"/>
    <style:font-face style:name="Liberation Serif1" svg:font-family="'Liberation Serif'"/>
    <style:font-face style:name="OpenSymbol" svg:font-family="OpenSymbol"/>
    <style:font-face style:name="Liberation Mono2" svg:font-family="'Liberation Mono'" style:font-family-generic="modern" style:font-pitch="fixed"/>
    <style:font-face style:name="Liberation Mono" svg:font-family="'Liberation Mono'"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beration Serif2" svg:font-family="'Liberation Serif'" style:font-family-generic="system" style:font-pitch="variable"/>
  </office:font-face-decls>
  <office:automatic-styles>
    <style:style style:name="P1" style:family="paragraph" style:parent-style-name="Footer">
      <style:paragraph-properties fo:break-before="page"/>
    </style:style>
    <style:style style:name="P2" style:family="paragraph" style:parent-style-name="Standard">
      <style:paragraph-properties fo:break-before="page"/>
    </style:style>
    <style:style style:name="P3" style:family="paragraph" style:parent-style-name="Header">
      <style:paragraph-properties fo:text-align="center" style:justify-single-word="false"/>
      <style:text-properties style:font-name="Liberation Mono1" fo:font-size="8pt"/>
    </style:style>
    <style:style style:name="P4" style:family="paragraph" style:parent-style-name="Preformatted_20_Text">
      <style:paragraph-properties fo:margin-top="0cm" fo:margin-bottom="0cm" loext:contextual-spacing="false" fo:text-align="start" style:justify-single-word="false" fo:orphans="0" fo:widows="0" style:writing-mode="lr-tb"/>
      <style:text-properties fo:color="#000000" style:font-name="Liberation Mono1" fo:font-size="10pt" fo:language="en" fo:country="GB" fo:font-weight="normal"/>
    </style:style>
    <style:style style:name="P5" style:family="paragraph" style:parent-style-name="Preformatted_20_Text">
      <style:paragraph-properties fo:margin-top="0cm" fo:margin-bottom="0cm" loext:contextual-spacing="false" fo:text-align="start" style:justify-single-word="false" fo:orphans="0" fo:widows="0" style:writing-mode="lr-tb"/>
      <style:text-properties fo:color="#000000" style:font-name="Liberation Mono1" fo:font-size="10pt" fo:language="en" fo:country="GB" style:text-underline-style="solid" style:text-underline-width="auto" style:text-underline-color="font-color" fo:font-weight="bold"/>
    </style:style>
    <style:style style:name="P6" style:family="paragraph" style:parent-style-name="Preformatted_20_Text">
      <style:paragraph-properties fo:margin-top="0cm" fo:margin-bottom="0cm" loext:contextual-spacing="false" fo:text-align="start" style:justify-single-word="false" fo:orphans="0" fo:widows="0" style:writing-mode="lr-tb"/>
      <style:text-properties fo:color="#000000" style:font-name="Liberation Mono1" fo:font-size="10pt" fo:language="en" fo:country="GB" fo:font-weight="bold"/>
    </style:style>
    <style:style style:name="P7" style:family="paragraph" style:parent-style-name="Preformatted_20_Text">
      <style:paragraph-properties fo:margin-top="0cm" fo:margin-bottom="0cm" loext:contextual-spacing="false" fo:text-align="start" style:justify-single-word="false" fo:orphans="0" fo:widows="0" style:writing-mode="lr-tb"/>
      <style:text-properties fo:color="#000000" style:font-name="Liberation Mono1" fo:font-size="10pt" fo:language="en" fo:country="GB" style:text-underline-style="none" fo:font-weight="normal"/>
    </style:style>
    <style:style style:name="P8" style:family="paragraph" style:parent-style-name="Preformatted_20_Text">
      <style:paragraph-properties fo:margin-top="0cm" fo:margin-bottom="0cm" loext:contextual-spacing="false" fo:text-align="start" style:justify-single-word="false" fo:orphans="0" fo:widows="0" style:writing-mode="lr-tb"/>
      <style:text-properties fo:color="#000000" style:font-name="Liberation Mono1" fo:font-size="10pt" fo:language="en" fo:country="GB" style:text-underline-style="none" fo:font-weight="bold"/>
    </style:style>
    <style:style style:name="P9" style:family="paragraph" style:parent-style-name="Preformatted_20_Text">
      <style:paragraph-properties fo:margin-top="0cm" fo:margin-bottom="0cm" loext:contextual-spacing="false" fo:text-align="start" style:justify-single-word="false" fo:orphans="0" fo:widows="0" style:writing-mode="lr-tb"/>
      <style:text-properties fo:color="#000000" style:font-name="Liberation Mono" fo:font-size="10pt" fo:language="en" fo:country="GB" style:text-underline-style="solid" style:text-underline-width="auto" style:text-underline-color="font-color" fo:font-weight="bold" officeooo:rsid="003d7314" officeooo:paragraph-rsid="001f8223" style:letter-kerning="true" style:font-name-asian="Liberation Serif2" style:font-size-asian="10pt" style:language-asian="hi" style:country-asian="IN" style:font-weight-asian="bold" style:font-weight-complex="bold"/>
    </style:style>
    <style:style style:name="P10" style:family="paragraph" style:parent-style-name="Preformatted_20_Text">
      <style:paragraph-properties fo:margin-top="0cm" fo:margin-bottom="0cm" loext:contextual-spacing="false" fo:text-align="start" style:justify-single-word="false" fo:orphans="0" fo:widows="0"/>
      <style:text-properties fo:font-size="10pt" style:text-underline-style="solid" style:text-underline-width="auto" style:text-underline-color="font-color" fo:font-weight="bold"/>
    </style:style>
    <style:style style:name="P11" style:family="paragraph" style:parent-style-name="Preformatted_20_Text">
      <style:paragraph-properties fo:margin-top="0cm" fo:margin-bottom="0cm" loext:contextual-spacing="false" fo:text-align="start" style:justify-single-word="false" fo:orphans="0" fo:widows="0"/>
      <style:text-properties fo:font-size="10pt" style:text-underline-style="solid" style:text-underline-width="auto" style:text-underline-color="font-color" fo:font-weight="bold" officeooo:rsid="00211cf7" officeooo:paragraph-rsid="00211cf7" style:font-weight-asian="bold" style:font-weight-complex="bold"/>
    </style:style>
    <style:style style:name="P12" style:family="paragraph" style:parent-style-name="Preformatted_20_Text">
      <style:paragraph-properties fo:margin-top="0cm" fo:margin-bottom="0cm" loext:contextual-spacing="false" fo:text-align="start" style:justify-single-word="false" fo:orphans="0" fo:widows="0"/>
      <style:text-properties fo:font-size="10pt" fo:font-weight="normal"/>
    </style:style>
    <style:style style:name="P13" style:family="paragraph" style:parent-style-name="Preformatted_20_Text">
      <style:paragraph-properties fo:margin-top="0cm" fo:margin-bottom="0cm" loext:contextual-spacing="false" fo:text-align="start" style:justify-single-word="false" fo:orphans="0" fo:widows="0"/>
      <style:text-properties fo:font-size="10pt" style:text-underline-style="none" fo:font-weight="bold"/>
    </style:style>
    <style:style style:name="P14" style:family="paragraph" style:parent-style-name="Preformatted_20_Text">
      <style:paragraph-properties fo:margin-top="0cm" fo:margin-bottom="0cm" loext:contextual-spacing="false" fo:text-align="start" style:justify-single-word="false" fo:orphans="0" fo:widows="0"/>
      <style:text-properties fo:font-size="10pt" style:text-underline-style="none" fo:font-weight="normal"/>
    </style:style>
    <style:style style:name="P15" style:family="paragraph" style:parent-style-name="Preformatted_20_Text">
      <style:paragraph-properties fo:margin-top="0cm" fo:margin-bottom="0cm" loext:contextual-spacing="false" fo:text-align="start" style:justify-single-word="false" fo:orphans="0" fo:widows="0"/>
      <style:text-properties fo:font-size="10pt" style:text-underline-style="none" fo:font-weight="normal" officeooo:rsid="00211cf7" officeooo:paragraph-rsid="00211cf7" style:font-weight-asian="normal" style:font-weight-complex="normal"/>
    </style:style>
    <style:style style:name="P16" style:family="paragraph" style:parent-style-name="Preformatted_20_Text">
      <style:paragraph-properties fo:margin-top="0cm" fo:margin-bottom="0cm" loext:contextual-spacing="false" fo:text-align="start" style:justify-single-word="false" fo:orphans="0" fo:widows="0"/>
      <style:text-properties fo:font-size="12pt" fo:font-weight="normal"/>
    </style:style>
    <style:style style:name="P17" style:family="paragraph" style:parent-style-name="Preformatted_20_Text">
      <style:paragraph-properties fo:margin-top="0cm" fo:margin-bottom="0cm" loext:contextual-spacing="false" fo:text-align="start" style:justify-single-word="false" fo:orphans="0" fo:widows="0"/>
      <style:text-properties fo:font-size="12pt" style:text-underline-style="solid" style:text-underline-width="auto" style:text-underline-color="font-color" fo:font-weight="bold"/>
    </style:style>
    <style:style style:name="P18" style:family="paragraph" style:parent-style-name="Preformatted_20_Text">
      <style:paragraph-properties fo:margin-top="0cm" fo:margin-bottom="0cm" loext:contextual-spacing="false" fo:text-align="start" style:justify-single-word="false" fo:orphans="0" fo:widows="0"/>
      <style:text-properties fo:color="#000000" style:font-name="Liberation Mono1" fo:font-size="10pt" fo:language="en" fo:country="GB" fo:font-style="italic" fo:font-weight="normal"/>
    </style:style>
    <style:style style:name="P19" style:family="paragraph" style:parent-style-name="Preformatted_20_Text">
      <style:paragraph-properties fo:margin-top="0cm" fo:margin-bottom="0cm" loext:contextual-spacing="false" fo:text-align="start" style:justify-single-word="false" fo:orphans="0" fo:widows="0"/>
      <style:text-properties fo:color="#000000" style:font-name="Liberation Mono1" fo:font-size="10pt" fo:language="en" fo:country="GB" fo:font-style="italic" style:text-underline-style="none" fo:font-weight="normal"/>
    </style:style>
    <style:style style:name="P20" style:family="paragraph" style:parent-style-name="Preformatted_20_Text">
      <style:paragraph-properties fo:margin-top="0cm" fo:margin-bottom="0cm" loext:contextual-spacing="false" fo:text-align="start" style:justify-single-word="false" fo:orphans="0" fo:widows="0"/>
      <style:text-properties fo:color="#000000" style:font-name="Liberation Mono1" fo:font-size="10pt" fo:language="en" fo:country="GB" fo:font-style="italic" style:text-underline-style="none" fo:font-weight="bold"/>
    </style:style>
    <style:style style:name="P21" style:family="paragraph" style:parent-style-name="Preformatted_20_Text">
      <style:paragraph-properties fo:margin-top="0cm" fo:margin-bottom="0cm" loext:contextual-spacing="false" fo:text-align="start" style:justify-single-word="false" fo:orphans="0" fo:widows="0"/>
      <style:text-properties fo:color="#000000" style:font-name="Liberation Mono1" fo:font-size="10pt" fo:language="en" fo:country="GB" fo:font-weight="bold"/>
    </style:style>
    <style:style style:name="P22" style:family="paragraph" style:parent-style-name="Preformatted_20_Text">
      <style:paragraph-properties fo:margin-top="0cm" fo:margin-bottom="0cm" loext:contextual-spacing="false" fo:text-align="start" style:justify-single-word="false" fo:orphans="0" fo:widows="0"/>
      <style:text-properties fo:color="#000000" style:font-name="Liberation Mono1" fo:font-size="10pt" fo:language="en" fo:country="GB" style:text-underline-style="solid" style:text-underline-width="auto" style:text-underline-color="font-color" fo:font-weight="bold"/>
    </style:style>
    <style:style style:name="P23" style:family="paragraph" style:parent-style-name="Preformatted_20_Text">
      <style:paragraph-properties fo:margin-top="0cm" fo:margin-bottom="0cm" loext:contextual-spacing="false" fo:text-align="start" style:justify-single-word="false" fo:orphans="0" fo:widows="0"/>
      <style:text-properties fo:color="#000000" style:font-name="Liberation Mono1" fo:font-size="10pt" fo:language="en" fo:country="GB"/>
    </style:style>
    <style:style style:name="P24" style:family="paragraph" style:parent-style-name="Preformatted_20_Text">
      <style:paragraph-properties fo:margin-top="0cm" fo:margin-bottom="0cm" loext:contextual-spacing="false" fo:text-align="start" style:justify-single-word="false" fo:orphans="0" fo:widows="0"/>
      <style:text-properties fo:color="#000000" style:font-name="Liberation Mono1" fo:font-size="10pt" fo:language="en" fo:country="GB" fo:font-weight="normal"/>
    </style:style>
    <style:style style:name="P25" style:family="paragraph" style:parent-style-name="Preformatted_20_Text">
      <style:paragraph-properties fo:margin-top="0cm" fo:margin-bottom="0cm" loext:contextual-spacing="false" fo:text-align="start" style:justify-single-word="false" fo:orphans="0" fo:widows="0"/>
      <style:text-properties fo:color="#000000" style:font-name="Liberation Mono1" fo:font-size="10pt" fo:language="en" fo:country="GB" style:text-underline-style="none" fo:font-weight="bold"/>
    </style:style>
    <style:style style:name="P26" style:family="paragraph" style:parent-style-name="Preformatted_20_Text">
      <style:paragraph-properties fo:margin-top="0cm" fo:margin-bottom="0cm" loext:contextual-spacing="false" fo:text-align="start" style:justify-single-word="false" fo:orphans="0" fo:widows="0"/>
      <style:text-properties fo:color="#000000" style:font-name="Liberation Mono1" fo:font-size="10pt" fo:language="en" fo:country="GB" style:text-underline-style="none" fo:font-weight="normal"/>
    </style:style>
    <style:style style:name="P27" style:family="paragraph" style:parent-style-name="Preformatted_20_Text">
      <style:paragraph-properties fo:margin-top="0cm" fo:margin-bottom="0cm" loext:contextual-spacing="false" fo:text-align="start" style:justify-single-word="false" fo:orphans="0" fo:widows="0"/>
      <style:text-properties fo:color="#000000" style:font-name="Liberation Mono1" fo:font-size="12pt" fo:language="en" fo:country="GB" style:text-underline-style="solid" style:text-underline-width="auto" style:text-underline-color="font-color" fo:font-weight="bold"/>
    </style:style>
    <style:style style:name="P28" style:family="paragraph" style:parent-style-name="Preformatted_20_Text">
      <style:paragraph-properties fo:margin-top="0cm" fo:margin-bottom="0cm" loext:contextual-spacing="false" fo:text-align="start" style:justify-single-word="false" fo:orphans="0" fo:widows="0"/>
      <style:text-properties fo:color="#000000" style:font-name="Liberation Mono1" fo:font-size="12pt" fo:language="en" fo:country="GB" fo:font-weight="normal"/>
    </style:style>
    <style:style style:name="P29" style:family="paragraph" style:parent-style-name="Preformatted_20_Text">
      <style:paragraph-properties fo:margin-top="0cm" fo:margin-bottom="0cm" loext:contextual-spacing="false" fo:text-align="start" style:justify-single-word="false" fo:orphans="0" fo:widows="0"/>
      <style:text-properties fo:color="#000000" style:font-name="Liberation Mono1" fo:font-size="12pt" fo:language="en" fo:country="GB"/>
    </style:style>
    <style:style style:name="P30" style:family="paragraph" style:parent-style-name="Preformatted_20_Text">
      <style:paragraph-properties fo:margin-top="0cm" fo:margin-bottom="0cm" loext:contextual-spacing="false" fo:text-align="start" style:justify-single-word="false" fo:orphans="0" fo:widows="0"/>
      <style:text-properties fo:color="#000000" style:font-name="Liberation Mono" fo:font-size="10pt" fo:language="en" fo:country="GB" style:text-underline-style="solid" style:text-underline-width="auto" style:text-underline-color="font-color" fo:font-weight="bold" officeooo:rsid="003d7314" officeooo:paragraph-rsid="001f8223" style:letter-kerning="true" style:font-name-asian="Liberation Serif2" style:font-size-asian="10pt" style:language-asian="hi" style:country-asian="IN" style:font-weight-asian="bold" style:font-weight-complex="bold"/>
    </style:style>
    <style:style style:name="P31" style:family="paragraph" style:parent-style-name="Preformatted_20_Text">
      <style:paragraph-properties fo:margin-top="0cm" fo:margin-bottom="0cm" loext:contextual-spacing="false" fo:text-align="start" style:justify-single-word="false" fo:orphans="0" fo:widows="0"/>
      <style:text-properties fo:color="#000000" style:font-name="Liberation Mono" fo:font-size="10pt" fo:language="en" fo:country="GB" style:text-underline-style="solid" style:text-underline-width="auto" style:text-underline-color="font-color" fo:font-weight="bold" officeooo:rsid="003d7314" officeooo:paragraph-rsid="00211cf7" style:letter-kerning="true" style:font-name-asian="Liberation Serif2" style:font-size-asian="10pt" style:language-asian="hi" style:country-asian="IN" style:font-weight-asian="bold" style:font-weight-complex="bold"/>
    </style:style>
    <style:style style:name="P32" style:family="paragraph" style:parent-style-name="Preformatted_20_Text">
      <style:paragraph-properties fo:margin-top="0cm" fo:margin-bottom="0cm" loext:contextual-spacing="false" fo:text-align="start" style:justify-single-word="false" fo:orphans="0" fo:widows="0"/>
      <style:text-properties fo:color="#000000" style:font-name="Liberation Mono" fo:font-size="10pt" fo:language="en" fo:country="GB" style:text-underline-style="none" fo:font-weight="normal" officeooo:rsid="003d7314" officeooo:paragraph-rsid="001f8223" style:letter-kerning="true" style:font-name-asian="Liberation Serif2" style:font-size-asian="10pt" style:language-asian="hi" style:country-asian="IN" style:font-weight-asian="normal" style:font-weight-complex="normal"/>
    </style:style>
    <style:style style:name="P33" style:family="paragraph" style:parent-style-name="Preformatted_20_Text">
      <style:paragraph-properties fo:margin-top="0cm" fo:margin-bottom="0cm" loext:contextual-spacing="false" fo:text-align="start" style:justify-single-word="false" fo:orphans="0" fo:widows="0"/>
      <style:text-properties fo:color="#000000" style:font-name="Liberation Mono" fo:font-size="10pt" fo:language="en" fo:country="GB" style:text-underline-style="none" fo:font-weight="normal" officeooo:rsid="003d7314" officeooo:paragraph-rsid="00211cf7" style:letter-kerning="true" style:font-name-asian="Liberation Serif2" style:font-size-asian="10pt" style:language-asian="hi" style:country-asian="IN" style:font-weight-asian="normal" style:font-weight-complex="normal"/>
    </style:style>
    <style:style style:name="P34" style:family="paragraph" style:parent-style-name="Preformatted_20_Text">
      <style:paragraph-properties fo:margin-top="0cm" fo:margin-bottom="0cm" loext:contextual-spacing="false" fo:text-align="start" style:justify-single-word="false" fo:orphans="0" fo:widows="0"/>
      <style:text-properties fo:color="#000000" style:font-name="Liberation Mono" fo:font-size="10pt" fo:language="en" fo:country="GB" style:text-underline-style="none" fo:font-weight="normal" officeooo:rsid="00211cf7" officeooo:paragraph-rsid="00211cf7" style:letter-kerning="true" style:font-name-asian="Liberation Serif2" style:font-size-asian="10pt" style:language-asian="hi" style:country-asian="IN" style:font-weight-asian="normal" style:font-weight-complex="normal"/>
    </style:style>
    <style:style style:name="P35" style:family="paragraph" style:parent-style-name="Preformatted_20_Text">
      <style:paragraph-properties fo:margin-top="0cm" fo:margin-bottom="0cm" loext:contextual-spacing="false" fo:text-align="start" style:justify-single-word="false" fo:orphans="0" fo:widows="0"/>
      <style:text-properties style:font-name="Liberation Mono1" fo:font-size="10pt"/>
    </style:style>
    <style:style style:name="P36" style:family="paragraph" style:parent-style-name="Preformatted_20_Text">
      <style:paragraph-properties fo:margin-top="0cm" fo:margin-bottom="0cm" loext:contextual-spacing="false" fo:text-align="start" style:justify-single-word="false" fo:orphans="0" fo:widows="0"/>
    </style:style>
    <style:style style:name="P37" style:family="paragraph" style:parent-style-name="Preformatted_20_Text">
      <style:paragraph-properties fo:margin-top="0cm" fo:margin-bottom="0cm" loext:contextual-spacing="false" fo:text-align="start" style:justify-single-word="false" fo:orphans="0" fo:widows="0"/>
      <style:text-properties style:text-underline-style="solid" style:text-underline-width="auto" style:text-underline-color="font-color" fo:font-weight="bold"/>
    </style:style>
    <style:style style:name="P38" style:family="paragraph" style:parent-style-name="Preformatted_20_Text">
      <style:paragraph-properties fo:margin-top="0cm" fo:margin-bottom="0cm" loext:contextual-spacing="false" fo:text-align="start" style:justify-single-word="false" fo:orphans="0" fo:widows="0"/>
      <style:text-properties fo:font-weight="normal"/>
    </style:style>
    <style:style style:name="P39" style:family="paragraph" style:parent-style-name="Standard">
      <style:paragraph-properties fo:margin-top="0cm" fo:margin-bottom="0cm" loext:contextual-spacing="false" fo:text-align="start" style:justify-single-word="false" fo:orphans="0" fo:widows="0"/>
      <style:text-properties fo:color="#000000" style:font-name="Liberation Mono1" fo:font-size="10pt" fo:language="en" fo:country="GB" fo:font-weight="normal"/>
    </style:style>
    <style:style style:name="P40" style:family="paragraph" style:parent-style-name="Standard">
      <style:paragraph-properties fo:margin-top="0cm" fo:margin-bottom="0cm" loext:contextual-spacing="false" fo:text-align="start" style:justify-single-word="false" fo:orphans="0" fo:widows="0"/>
      <style:text-properties fo:color="#000000" style:font-name="Liberation Mono1" fo:font-size="10pt" fo:language="en" fo:country="GB" style:text-underline-style="solid" style:text-underline-width="auto" style:text-underline-color="font-color" fo:font-weight="bold"/>
    </style:style>
    <style:style style:name="P41" style:family="paragraph" style:parent-style-name="Standard">
      <style:paragraph-properties fo:margin-top="0cm" fo:margin-bottom="0cm" loext:contextual-spacing="false" fo:text-align="start" style:justify-single-word="false" fo:orphans="0" fo:widows="0"/>
      <style:text-properties fo:color="#000000" style:font-name="Liberation Mono2" fo:font-size="10pt" fo:language="en" fo:country="GB" style:text-underline-style="solid" style:text-underline-width="auto" style:text-underline-color="font-color" fo:font-weight="bold" officeooo:rsid="0028c693" officeooo:paragraph-rsid="0022da8f" style:text-underline-mode="continuous" style:text-overline-mode="continuous" style:text-line-through-mode="continuous" style:letter-kerning="true" style:font-name-asian="Liberation Serif2" style:font-size-asian="10pt" style:language-asian="hi" style:country-asian="IN" style:font-weight-asian="bold" style:font-size-complex="10pt" style:font-weight-complex="bold"/>
    </style:style>
    <style:style style:name="P42" style:family="paragraph" style:parent-style-name="Standard">
      <style:text-properties style:font-name="Liberation Mono1" fo:font-size="10pt"/>
    </style:style>
    <style:style style:name="P43" style:family="paragraph" style:parent-style-name="Standard">
      <style:text-properties style:font-name="Liberation Mono1" fo:font-size="10pt" fo:font-weight="normal"/>
    </style:style>
    <style:style style:name="P44" style:family="paragraph" style:parent-style-name="Standard">
      <style:text-properties style:font-name="Liberation Mono1" fo:font-size="10pt" style:text-underline-style="solid" style:text-underline-width="auto" style:text-underline-color="font-color" fo:font-weight="bold"/>
    </style:style>
    <style:style style:name="P45" style:family="paragraph" style:parent-style-name="Standard">
      <style:text-properties style:font-name="Liberation Mono2" fo:font-size="10pt" style:text-underline-style="solid" style:text-underline-width="auto" style:text-underline-color="font-color" fo:font-weight="bold" officeooo:rsid="0028c693" officeooo:paragraph-rsid="0022da8f" style:text-underline-mode="continuous" style:text-overline-mode="continuous" style:text-line-through-mode="continuous" style:font-size-asian="10pt" style:font-weight-asian="bold" style:font-size-complex="10pt" style:font-weight-complex="bold"/>
    </style:style>
    <style:style style:name="P46" style:family="paragraph" style:parent-style-name="Standard">
      <style:text-properties style:font-name="Liberation Mono2" fo:font-size="10pt" style:text-underline-style="none" fo:font-weight="normal" officeooo:rsid="0028c693" officeooo:paragraph-rsid="0022da8f" style:text-underline-mode="continuous" style:text-overline-mode="continuous" style:text-line-through-mode="continuous" style:font-size-asian="10pt" style:font-weight-asian="normal" style:font-size-complex="10pt" style:font-weight-complex="normal"/>
    </style:style>
    <style:style style:name="P47" style:family="paragraph" style:parent-style-name="Standard">
      <style:paragraph-properties fo:margin-left="0cm" fo:margin-right="0cm" fo:margin-top="0cm" fo:margin-bottom="0cm" loext:contextual-spacing="false" fo:text-align="start" style:justify-single-word="false" fo:orphans="0" fo:widows="0" fo:text-indent="0cm" style:auto-text-indent="false" style:writing-mode="lr-tb"/>
      <style:text-properties fo:color="#000000" style:font-name="Liberation Mono1" fo:font-size="10pt" fo:language="en" fo:country="GB" fo:font-weight="normal" officeooo:rsid="00211cf7" officeooo:paragraph-rsid="00211cf7"/>
    </style:style>
    <style:style style:name="P48" style:family="paragraph" style:parent-style-name="Preformatted_20_Text">
      <style:paragraph-properties fo:margin-top="0cm" fo:margin-bottom="0cm" loext:contextual-spacing="false" fo:text-align="start" style:justify-single-word="false" fo:orphans="0" fo:widows="0"/>
    </style:style>
    <style:style style:name="P49" style:family="paragraph" style:parent-style-name="Preformatted_20_Text">
      <style:paragraph-properties fo:margin-top="0cm" fo:margin-bottom="0cm" loext:contextual-spacing="false" fo:text-align="start" style:justify-single-word="false" fo:orphans="0" fo:widows="0"/>
      <style:text-properties officeooo:rsid="00244390" officeooo:paragraph-rsid="00244390"/>
    </style:style>
    <style:style style:name="P50" style:family="paragraph" style:parent-style-name="Preformatted_20_Text">
      <style:paragraph-properties fo:margin-top="0cm" fo:margin-bottom="0cm" loext:contextual-spacing="false" fo:text-align="start" style:justify-single-word="false" fo:orphans="0" fo:widows="0" style:writing-mode="lr-tb"/>
      <style:text-properties fo:color="#000000" style:font-name="Liberation Mono1" fo:font-size="10pt" fo:language="en" fo:country="GB" style:text-underline-style="solid" style:text-underline-width="auto" style:text-underline-color="font-color" fo:font-weight="bold"/>
    </style:style>
    <style:style style:name="P51" style:family="paragraph" style:parent-style-name="Preformatted_20_Text">
      <style:paragraph-properties fo:margin-top="0cm" fo:margin-bottom="0cm" loext:contextual-spacing="false" fo:text-align="start" style:justify-single-word="false" fo:orphans="0" fo:widows="0" style:writing-mode="lr-tb"/>
      <style:text-properties fo:color="#000000" style:font-name="Liberation Mono1" fo:font-size="10pt" fo:language="en" fo:country="GB" style:text-underline-style="solid" style:text-underline-width="auto" style:text-underline-color="font-color" fo:font-weight="bold" officeooo:rsid="00244390" officeooo:paragraph-rsid="00244390"/>
    </style:style>
    <style:style style:name="P52" style:family="paragraph" style:parent-style-name="Preformatted_20_Text">
      <style:paragraph-properties fo:margin-top="0cm" fo:margin-bottom="0cm" loext:contextual-spacing="false" fo:text-align="start" style:justify-single-word="false" fo:orphans="0" fo:widows="0" style:writing-mode="lr-tb"/>
      <style:text-properties fo:color="#000000" style:font-name="Liberation Mono1" fo:font-size="10pt" fo:language="en" fo:country="GB" style:text-underline-style="none" fo:font-weight="normal" officeooo:rsid="00244390" officeooo:paragraph-rsid="00244390" style:font-weight-asian="normal" style:font-weight-complex="normal"/>
    </style:style>
    <style:style style:name="P53" style:family="paragraph" style:parent-style-name="Standard" style:list-style-name="L1">
      <style:paragraph-properties fo:margin-left="0.635cm" fo:margin-right="0cm" fo:margin-top="0cm" fo:margin-bottom="0cm" loext:contextual-spacing="false" fo:text-align="start" style:justify-single-word="false" fo:orphans="0" fo:widows="0" fo:text-indent="0cm" style:auto-text-indent="false" style:writing-mode="lr-tb"/>
      <style:text-properties fo:color="#000000" style:font-name="Liberation Mono1" fo:font-size="10pt" fo:language="en" fo:country="GB" fo:font-weight="normal"/>
    </style:style>
    <style:style style:name="P54" style:family="paragraph" style:parent-style-name="Standard" style:list-style-name="L3">
      <style:paragraph-properties fo:margin-left="0.635cm" fo:margin-right="0cm" fo:margin-top="0cm" fo:margin-bottom="0cm" loext:contextual-spacing="false" fo:text-align="start" style:justify-single-word="false" fo:orphans="0" fo:widows="0" fo:text-indent="0cm" style:auto-text-indent="false" style:writing-mode="lr-tb"/>
      <style:text-properties fo:color="#000000" style:font-name="Liberation Mono1" fo:font-size="10pt" fo:language="en" fo:country="GB" fo:font-weight="normal"/>
    </style:style>
    <style:style style:name="P55" style:family="paragraph" style:parent-style-name="Standard" style:list-style-name="L4">
      <style:paragraph-properties fo:margin-left="0.635cm" fo:margin-right="0cm" fo:margin-top="0cm" fo:margin-bottom="0cm" loext:contextual-spacing="false" fo:text-align="start" style:justify-single-word="false" fo:orphans="0" fo:widows="0" fo:text-indent="0cm" style:auto-text-indent="false" style:writing-mode="lr-tb"/>
      <style:text-properties fo:color="#000000" style:font-name="Liberation Mono1" fo:font-size="10pt" fo:language="en" fo:country="GB" fo:font-weight="normal"/>
    </style:style>
    <style:style style:name="P56" style:family="paragraph" style:parent-style-name="Standard" style:list-style-name="L5">
      <style:paragraph-properties fo:margin-left="0.635cm" fo:margin-right="0cm" fo:margin-top="0cm" fo:margin-bottom="0cm" loext:contextual-spacing="false" fo:text-align="start" style:justify-single-word="false" fo:orphans="0" fo:widows="0" fo:text-indent="0cm" style:auto-text-indent="false" style:writing-mode="lr-tb"/>
      <style:text-properties fo:color="#000000" style:font-name="Liberation Mono1" fo:font-size="10pt" fo:language="en" fo:country="GB" fo:font-weight="normal"/>
    </style:style>
    <style:style style:name="P57" style:family="paragraph" style:parent-style-name="Standard" style:list-style-name="L7">
      <style:paragraph-properties fo:margin-left="0.635cm" fo:margin-right="0cm" fo:margin-top="0cm" fo:margin-bottom="0cm" loext:contextual-spacing="false" fo:text-align="start" style:justify-single-word="false" fo:orphans="0" fo:widows="0" fo:text-indent="0cm" style:auto-text-indent="false" style:writing-mode="lr-tb"/>
      <style:text-properties fo:color="#000000" style:font-name="Liberation Mono1" fo:font-size="10pt" fo:language="en" fo:country="GB" fo:font-weight="normal"/>
    </style:style>
    <style:style style:name="P58" style:family="paragraph" style:parent-style-name="Standard" style:list-style-name="L8">
      <style:paragraph-properties fo:margin-left="0.635cm" fo:margin-right="0cm" fo:margin-top="0cm" fo:margin-bottom="0cm" loext:contextual-spacing="false" fo:text-align="start" style:justify-single-word="false" fo:orphans="0" fo:widows="0" fo:text-indent="0cm" style:auto-text-indent="false" style:writing-mode="lr-tb"/>
      <style:text-properties fo:color="#000000" style:font-name="Liberation Mono1" fo:font-size="10pt" fo:language="en" fo:country="GB" fo:font-weight="normal"/>
    </style:style>
    <style:style style:name="P59" style:family="paragraph" style:parent-style-name="Standard" style:list-style-name="L3">
      <style:paragraph-properties fo:margin-left="0.635cm" fo:margin-right="0cm" fo:margin-top="0cm" fo:margin-bottom="0cm" loext:contextual-spacing="false" fo:text-align="start" style:justify-single-word="false" fo:orphans="0" fo:widows="0" fo:text-indent="0cm" style:auto-text-indent="false" style:writing-mode="lr-tb"/>
      <style:text-properties fo:color="#000000" style:font-name="Liberation Mono1" fo:font-size="10pt" fo:language="en" fo:country="GB" fo:font-weight="normal" officeooo:rsid="00211cf7" officeooo:paragraph-rsid="00211cf7"/>
    </style:style>
    <style:style style:name="P60" style:family="paragraph" style:parent-style-name="Standard" style:list-style-name="L2">
      <style:paragraph-properties fo:margin-left="0.635cm" fo:margin-right="0cm" fo:margin-top="0cm" fo:margin-bottom="0cm" loext:contextual-spacing="false" fo:text-align="start" style:justify-single-word="false" fo:orphans="0" fo:widows="0" fo:text-indent="0cm" style:auto-text-indent="false" style:writing-mode="lr-tb"/>
      <style:text-properties fo:color="#000000" style:font-name="Liberation Mono1" fo:font-size="10pt" fo:language="en" fo:country="GB"/>
    </style:style>
    <style:style style:name="P61" style:family="paragraph" style:parent-style-name="Standard" style:list-style-name="L8">
      <style:paragraph-properties fo:margin-left="0.635cm" fo:margin-right="0cm" fo:margin-top="0cm" fo:margin-bottom="0cm" loext:contextual-spacing="false" fo:text-align="start" style:justify-single-word="false" fo:orphans="0" fo:widows="0" fo:text-indent="0cm" style:auto-text-indent="false" style:writing-mode="lr-tb"/>
      <style:text-properties fo:color="#000000" style:font-name="Liberation Mono1" fo:font-size="10pt" fo:language="en" fo:country="GB" fo:font-style="italic" fo:font-weight="normal"/>
    </style:style>
    <style:style style:name="P62" style:family="paragraph" style:parent-style-name="Standard" style:list-style-name="L8">
      <style:paragraph-properties fo:margin-left="0.635cm" fo:margin-right="0cm" fo:margin-top="0cm" fo:margin-bottom="0cm" loext:contextual-spacing="false" fo:text-align="start" style:justify-single-word="false" fo:orphans="0" fo:widows="0" fo:text-indent="0cm" style:auto-text-indent="false" style:writing-mode="lr-tb"/>
      <style:text-properties fo:color="#000000" style:font-name="Liberation Mono1" fo:font-size="10pt" fo:language="en" fo:country="GB" fo:font-weight="bold"/>
    </style:style>
    <style:style style:name="P63" style:family="paragraph" style:parent-style-name="Standard" style:list-style-name="L5">
      <style:paragraph-properties fo:margin-left="0.635cm" fo:margin-right="0cm" fo:margin-top="0cm" fo:margin-bottom="0cm" loext:contextual-spacing="false" fo:text-align="start" style:justify-single-word="false" fo:orphans="0" fo:widows="0" fo:text-indent="0cm" style:auto-text-indent="false" style:writing-mode="lr-tb"/>
      <style:text-properties fo:font-variant="normal" fo:text-transform="none" fo:color="#000000" style:font-name="Liberation Mono1" fo:font-size="10pt" fo:language="en" fo:country="GB" fo:font-weight="normal"/>
    </style:style>
    <style:style style:name="P64" style:family="paragraph" style:parent-style-name="Standard" style:list-style-name="L10">
      <style:paragraph-properties fo:margin-left="0.635cm" fo:margin-right="0cm" fo:text-align="start" style:justify-single-word="false" fo:orphans="0" fo:widows="0" fo:text-indent="0cm" style:auto-text-indent="false" style:writing-mode="lr-tb"/>
      <style:text-properties fo:color="#000000" style:font-name="Liberation Mono1" fo:font-size="10pt" fo:language="en" fo:country="GB" fo:font-weight="normal"/>
    </style:style>
    <style:style style:name="P65" style:family="paragraph" style:parent-style-name="Standard" style:list-style-name="L6">
      <style:paragraph-properties fo:margin-left="0.847cm" fo:margin-right="0cm" fo:margin-top="0cm" fo:margin-bottom="0cm" loext:contextual-spacing="false" fo:text-align="start" style:justify-single-word="false" fo:orphans="0" fo:widows="0" fo:text-indent="0cm" style:auto-text-indent="false" style:writing-mode="lr-tb"/>
      <style:text-properties fo:color="#000000" style:font-name="Liberation Mono1" fo:font-size="10pt" fo:language="en" fo:country="GB" fo:font-weight="normal"/>
    </style:style>
    <style:style style:name="P66" style:family="paragraph" style:parent-style-name="Standard" style:list-style-name="L9">
      <style:paragraph-properties fo:margin-left="0.508cm" fo:margin-right="0cm" fo:margin-top="0cm" fo:margin-bottom="0cm" loext:contextual-spacing="false" fo:text-align="start" style:justify-single-word="false" fo:orphans="0" fo:widows="0" fo:text-indent="0cm" style:auto-text-indent="false" style:writing-mode="lr-tb"/>
      <style:text-properties fo:color="#000000" style:font-name="Liberation Mono1" fo:font-size="10pt" fo:language="en" fo:country="GB" fo:font-weight="bold"/>
    </style:style>
    <style:style style:name="P67" style:family="paragraph" style:parent-style-name="Standard" style:list-style-name="L11">
      <style:paragraph-properties fo:margin-left="0.508cm" fo:margin-right="0cm" fo:margin-top="0cm" fo:margin-bottom="0cm" loext:contextual-spacing="false" fo:text-align="start" style:justify-single-word="false" fo:orphans="0" fo:widows="0" fo:text-indent="0cm" style:auto-text-indent="false" style:writing-mode="lr-tb"/>
      <style:text-properties fo:color="#000000" style:font-name="Liberation Mono1" fo:font-size="10pt" fo:language="en" fo:country="GB" style:text-underline-style="none" fo:font-weight="normal"/>
    </style:style>
    <style:style style:name="P68" style:family="paragraph" style:parent-style-name="Standard" style:list-style-name="L11">
      <style:paragraph-properties fo:margin-left="0.508cm" fo:margin-right="0cm" fo:margin-top="0cm" fo:margin-bottom="0cm" loext:contextual-spacing="false" fo:text-align="start" style:justify-single-word="false" fo:orphans="0" fo:widows="0" fo:text-indent="0cm" style:auto-text-indent="false" style:writing-mode="lr-tb"/>
      <style:text-properties fo:color="#000000" style:font-name="Liberation Mono1" fo:font-size="10pt" fo:language="en" fo:country="GB" style:text-underline-style="none" fo:font-weight="bold"/>
    </style:style>
    <style:style style:name="T1" style:family="text">
      <style:text-properties fo:font-variant="normal" fo:text-transform="none" style:font-name="Liberation Mono1" fo:font-size="10pt" fo:language="en" fo:country="GB" fo:font-weight="normal"/>
    </style:style>
    <style:style style:name="T2" style:family="text">
      <style:text-properties fo:font-variant="normal" fo:text-transform="none" style:font-name="Liberation Mono1" fo:font-size="10pt" fo:language="en" fo:country="GB" fo:font-weight="bold"/>
    </style:style>
    <style:style style:name="T3" style:family="text">
      <style:text-properties fo:font-variant="normal" fo:text-transform="none" fo:color="#000000" style:font-name="Liberation Mono1" fo:font-size="10pt" fo:language="en" fo:country="GB" fo:font-weight="normal"/>
    </style:style>
    <style:style style:name="T4" style:family="text">
      <style:text-properties fo:font-variant="normal" fo:text-transform="none" fo:color="#000000" style:font-name="Liberation Mono1" fo:font-size="10pt" fo:language="en" fo:country="GB" fo:font-weight="bold"/>
    </style:style>
    <style:style style:name="T5" style:family="text">
      <style:text-properties fo:color="#000000" style:font-name="Liberation Mono1" fo:font-size="10pt" fo:language="en" fo:country="GB"/>
    </style:style>
    <style:style style:name="T6" style:family="text">
      <style:text-properties fo:color="#000000" style:font-name="Liberation Mono1" fo:font-size="10pt" fo:language="en" fo:country="GB" fo:font-weight="bold"/>
    </style:style>
    <style:style style:name="T7" style:family="text">
      <style:text-properties fo:font-weight="bold"/>
    </style:style>
    <style:style style:name="T8" style:family="text">
      <style:text-properties fo:font-weight="bold" style:font-weight-asian="bold" style:font-weight-complex="bold"/>
    </style:style>
    <style:style style:name="T9" style:family="text">
      <style:text-properties fo:font-style="italic"/>
    </style:style>
    <style:style style:name="T10" style:family="text">
      <style:text-properties fo:font-style="italic" fo:font-weight="normal"/>
    </style:style>
    <style:style style:name="T11" style:family="text">
      <style:text-properties fo:font-size="10pt" fo:font-weight="normal"/>
    </style:style>
    <style:style style:name="T12" style:family="text">
      <style:text-properties fo:font-size="10pt" fo:font-weight="bold"/>
    </style:style>
    <style:style style:name="T13" style:family="text">
      <style:text-properties fo:font-weight="normal"/>
    </style:style>
    <style:style style:name="T14" style:family="text">
      <style:text-properties fo:font-weight="normal" style:font-weight-asian="normal" style:font-weight-complex="normal"/>
    </style:style>
    <style:style style:name="T15" style:family="text">
      <style:text-properties style:font-name="Liberation Mono1"/>
    </style:style>
    <style:style style:name="T16" style:family="text">
      <style:text-properties style:font-name="Liberation Mono1" fo:font-weight="bold"/>
    </style:style>
    <style:style style:name="T17" style:family="text">
      <style:text-properties officeooo:rsid="001e57d8"/>
    </style:style>
    <style:style style:name="T18" style:family="text">
      <style:text-properties officeooo:rsid="00211cf7"/>
    </style:style>
    <style:style style:name="T19" style:family="text">
      <style:text-properties style:text-underline-style="none" fo:font-weight="normal" style:font-weight-asian="normal" style:font-weight-complex="normal"/>
    </style:style>
    <style:style style:name="T20" style:family="text">
      <style:text-properties officeooo:rsid="0022da8f"/>
    </style:style>
    <style:style style:name="T21" style:family="text">
      <style:text-properties officeooo:rsid="002304d3"/>
    </style:style>
    <style:style style:name="T22" style:family="text">
      <style:text-properties officeooo:rsid="00244390"/>
    </style:style>
    <style:style style:name="Sect1" style:family="section">
      <style:section-properties style:editable="false">
        <style:columns fo:column-count="1" fo:column-gap="0cm"/>
      </style:section-properties>
    </style:style>
    <text:list-style style:name="L1">
      <text:list-level-style-bullet text:level="1" text:bullet-char="•">
        <style:list-level-properties text:min-label-width="0.635cm"/>
        <style:text-properties style:font-name="Free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bullet-char="•">
        <style:list-level-properties text:min-label-width="0.635cm"/>
        <style:text-properties style:font-name="Free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bullet-char="•">
        <style:list-level-properties text:min-label-width="0.635cm"/>
        <style:text-properties style:font-name="Free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bullet-char="•">
        <style:list-level-properties text:min-label-width="0.635cm"/>
        <style:text-properties style:font-name="Free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bullet-char="•">
        <style:list-level-properties text:min-label-width="0.635cm"/>
        <style:text-properties style:font-name="Free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bullet-char="•">
        <style:list-level-properties text:min-label-width="0.635cm"/>
        <style:text-properties style:font-name="Free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bullet-char="•">
        <style:list-level-properties text:min-label-width="0.635cm"/>
        <style:text-properties style:font-name="Free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bullet-char="•">
        <style:list-level-properties text:min-label-width="0.635cm"/>
        <style:text-properties style:font-name="Free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bullet-char="•">
        <style:list-level-properties text:min-label-width="0.762cm"/>
        <style:text-properties style:font-name="Free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bullet-char="•">
        <style:list-level-properties text:min-label-width="0.635cm"/>
        <style:text-properties style:font-name="Free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bullet-char="•">
        <style:list-level-properties text:min-label-width="0.762cm"/>
        <style:text-properties style:font-name="Free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tion1">
        <text:p text:style-name="P2"/>
        <text:p text:style-name="Standard"/>
        <text:p text:style-name="P27">NextZXOS Editor features (Updated <text:span text:style-name="T22">26</text:span> <text:span text:style-name="T22">Oct</text:span> 20<text:span text:style-name="T20">20</text:span>)</text:p>
        <text:p text:style-name="P23"/>
        <text:p text:style-name="P23">This document describes the changes in the editor and menu system between the version of the +3e currently available from the +3e website (+3e v1.43) and the c<text:span text:style-name="T22">urrent</text:span> version of NextZXOS (v2.0<text:span text:style-name="T22">6N</text:span>).</text:p>
        <text:p text:style-name="P35"/>
        <text:p text:style-name="P42">This should be read in conjunction with the other documents:</text:p>
        <text:p text:style-name="P42"><text:tab/>NextBASIC file-related commands and features</text:p>
        <text:p text:style-name="P42"><text:tab/>NextBASIC new commands and features</text:p>
        <text:p text:style-name="P42"><text:tab/>NextZXOS <text:span text:style-name="T21">and esxDOS </text:span>API<text:span text:style-name="T21">s</text:span></text:p>
        <text:p text:style-name="P42"><text:tab/>NextZXOS Unimplemented features</text:p>
        <text:p text:style-name="P42"/>
        <text:p text:style-name="P42">A list of updates made to this document is now provided at the end.</text:p>
        <text:p text:style-name="P44"/>
        <text:p text:style-name="P29"/>
        <text:p text:style-name="P2"/>
        <text:p text:style-name="Standard"/>
        <text:p text:style-name="Normal"/>
        <text:p text:style-name="P27">Additional editing functions</text:p>
        <text:p text:style-name="P24">The NextBASIC editor is enhanced from the original +3e v1.43 editor as follows:</text:p>
        <text:p text:style-name="P22"/>
        <text:p text:style-name="P24">1. The current mode is now reflected in the cursor colour (flashes alternately with white):</text:p>
        <text:list xml:id="list1457173569" text:style-name="L1">
          <text:list-item>
            <text:p text:style-name="P53">normal text entry: blue (as previously)</text:p>
          </text:list-item>
          <text:list-item>
            <text:p text:style-name="P53">CAPS lock on: cyan</text:p>
          </text:list-item>
          <text:list-item>
            <text:p text:style-name="P53">GRAPHICS mode: magenta</text:p>
          </text:list-item>
          <text:list-item>
            <text:p text:style-name="P53">EXTEND mode: green</text:p>
          </text:list-item>
          <text:list-item>
            <text:p text:style-name="P53">error marker: red (as previously)</text:p>
          </text:list-item>
        </text:list>
        <text:p text:style-name="P22"/>
        <text:p text:style-name="P24">2. Extended mode symbols shown in red below the keys (ie ~ | \ [ ] { }) can be entered either by entering EXTEND mode and then pressing SYMBOL-SHIFT plus the key, OR by just pressing SYMBOL-SHIFT plus the key in normal/CAPS modes.</text:p>
        <text:p text:style-name="P22"/>
        <text:p text:style-name="P24">The exception is the copyright symbol, which can either be entered in EXTEND mode by pressing SYMBOL-SHIFT plus P, or in normal/CAPS mode by pressing SYMBOL-SHIFT plus Q.</text:p>
        <text:p text:style-name="P22"/>
        <text:p text:style-name="P24">3. The following additional editing keys are available (EXTEND,key means press and release the EXTEND key (to enter EXTEND mode) and then press the key):</text:p>
        <text:list xml:id="list2449259816" text:style-name="L2">
          <text:list-item>
            <text:p text:style-name="P60"><text:span text:style-name="T6">EXTEND,EDIT</text:span><text:span text:style-name="T5"> - Switch between full/lower screen editor (same as choosing Screen from the edit menu)</text:span></text:p>
          </text:list-item>
          <text:list-item>
            <text:p text:style-name="P60"><text:span text:style-name="T6">EXTEND,CURSOR LEFT</text:span><text:span text:style-name="T5"> - Move to start of BASIC line</text:span></text:p>
          </text:list-item>
          <text:list-item>
            <text:p text:style-name="P60"><text:span text:style-name="T6">EXTEND,CURSOR RIGHT</text:span><text:span text:style-name="T5"> - Move to end of BASIC line</text:span></text:p>
          </text:list-item>
          <text:list-item>
            <text:p text:style-name="P60"><text:span text:style-name="T6">EXTEND,CURSOR UP</text:span><text:span text:style-name="T5"> - Move up 10 screen lines</text:span></text:p>
          </text:list-item>
          <text:list-item>
            <text:p text:style-name="P60"><text:span text:style-name="T6">EXTEND,CURSOR DOWN</text:span><text:span text:style-name="T5"> - Move down 10 screen lines</text:span></text:p>
          </text:list-item>
          <text:list-item>
            <text:p text:style-name="P60"><text:span text:style-name="T6">EXTEND,GRAPHICS</text:span><text:span text:style-name="T5"> - Move to start of program</text:span></text:p>
          </text:list-item>
          <text:list-item>
            <text:p text:style-name="P60"><text:span text:style-name="T6">EXTEND,CAPS LOCK</text:span><text:span text:style-name="T5"> - Move to end of program</text:span></text:p>
          </text:list-item>
          <text:list-item>
            <text:p text:style-name="P60"><text:span text:style-name="T6">TRUE VIDEO</text:span><text:span text:style-name="T5"> - Move left one word</text:span></text:p>
          </text:list-item>
          <text:list-item>
            <text:p text:style-name="P60"><text:span text:style-name="T6">INVERSE VIDEO</text:span><text:span text:style-name="T5"> - Move right one word</text:span></text:p>
          </text:list-item>
          <text:list-item>
            <text:p text:style-name="P60"><text:span text:style-name="T6">EXTEND,TRUE VIDEO</text:span><text:span text:style-name="T5"> - Delete word left</text:span></text:p>
          </text:list-item>
          <text:list-item>
            <text:p text:style-name="P60"><text:span text:style-name="T6">EXTEND,INVERSE VIDEO</text:span><text:span text:style-name="T5"> - Delete word right</text:span></text:p>
          </text:list-item>
          <text:list-item>
            <text:p text:style-name="P60"><text:span text:style-name="T6">EXTEND,DELETE</text:span><text:span text:style-name="T5"> - Delete character right</text:span></text:p>
          </text:list-item>
          <text:list-item>
            <text:p text:style-name="P60"><text:span text:style-name="T6">EXTEND,9</text:span><text:span text:style-name="T5"> - Delete to start of BASIC line</text:span></text:p>
          </text:list-item>
          <text:list-item>
            <text:p text:style-name="P60"><text:span text:style-name="T6">EXTEND,0</text:span><text:span text:style-name="T5"> - Delete to end of BASIC line</text:span></text:p>
          </text:list-item>
        </text:list>
        <text:p text:style-name="P36"/>
        <text:p text:style-name="P36"/>
        <text:p text:style-name="P49">Note:</text:p>
        <text:p text:style-name="P49"/>
        <text:p text:style-name="P49">The maximum line length allowable in the editor is 1280 characters. (This is also enforced by the <text:span text:style-name="T8">.txt2bas</text:span><text:span text:style-name="T14"> dot command).</text:span></text:p>
        <text:p text:style-name="P2"/>
        <text:p text:style-name="Standard"/>
        <text:p text:style-name="Normal"/>
        <text:p text:style-name="P17">Additional Menu Features</text:p>
        <text:p text:style-name="P37"/>
        <text:p text:style-name="P38">All menus now display the amount of RAM available to the Spectrum in the bottom-right corner (this is expected to be 768K for standard 1MB Nexts and 1792K for fully-expanded 2MB Nexts).</text:p>
        <text:p text:style-name="P37"/>
        <text:p text:style-name="P38">The current clock speed is displayed in the menu title bar, and defaults to the standard 3.5MHz at boot. It can be altered whilst in the menus by pressing the left and right cursor keys to reduce/increase the speed respectively.</text:p>
        <text:p text:style-name="P38"/>
        <text:p text:style-name="P38">If a real-time clock module is present (and has been correctly set using the <text:span text:style-name="T7">.DATE </text:span>and <text:span text:style-name="T7">.TIME </text:span>dot commands), then the current date and time are shown in a footer at the bottom of the menu.</text:p>
        <text:p text:style-name="P2"/>
        <text:p text:style-name="Standard"/>
        <text:p text:style-name="Normal"/>
        <text:p text:style-name="P17">Main Menu</text:p>
        <text:p text:style-name="P12"/>
        <text:p text:style-name="P12">The main menu now contains the following items:</text:p>
        <text:list xml:id="list2509800320" text:style-name="L3">
          <text:list-item>
            <text:p text:style-name="P54">Browser</text:p>
          </text:list-item>
          <text:list-item>
            <text:p text:style-name="P54">Command Line</text:p>
          </text:list-item>
          <text:list-item>
            <text:p text:style-name="P54">NextBASIC</text:p>
          </text:list-item>
          <text:list-item>
            <text:p text:style-name="P54">Calculator</text:p>
          </text:list-item>
          <text:list-item>
            <text:p text:style-name="P59">More...</text:p>
          </text:list-item>
        </text:list>
        <text:p text:style-name="P47"/>
        <text:p text:style-name="P47">Leading to a second page with:</text:p>
        <text:list xml:id="list112408706216465" text:continue-numbering="true" text:style-name="L3">
          <text:list-item>
            <text:p text:style-name="P54">Tape Loader</text:p>
          </text:list-item>
          <text:list-item>
            <text:p text:style-name="P59">CP/M</text:p>
          </text:list-item>
          <text:list-item>
            <text:p text:style-name="P59">ROM Cart 48K</text:p>
          </text:list-item>
          <text:list-item>
            <text:p text:style-name="P59">ROM Cart 128K</text:p>
          </text:list-item>
          <text:list-item>
            <text:p text:style-name="P54">48<text:span text:style-name="T18">K</text:span> BASIC</text:p>
          </text:list-item>
        </text:list>
        <text:p text:style-name="P12"/>
        <text:p text:style-name="P12">Of these, <text:span text:style-name="T9">NextBASIC, Calculator </text:span>and <text:span text:style-name="T9">48 BASIC </text:span>are the same as the old <text:span text:style-name="T9">+3 BASIC, Calculator </text:span>and <text:span text:style-name="T9">48 BASIC </text:span>options.</text:p>
        <text:p text:style-name="P12"/>
        <text:p text:style-name="P10"><text:span text:style-name="T18">Tape </text:span>Loader</text:p>
        <text:p text:style-name="P12">This will start loading from cassette. If a .TAP file has been attached to the tape input (using the <text:span text:style-name="T7">.tapein </text:span>dot command), then this will be loaded.</text:p>
        <text:p text:style-name="P12"/>
        <text:p text:style-name="P12"><text:span text:style-name="T18">Five</text:span> new options have also been added. The <text:span text:style-name="T9">Browser </text:span>is described in a later section. The other t<text:span text:style-name="T18">hree</text:span> new options are:</text:p>
        <text:p text:style-name="P12"/>
        <text:p text:style-name="P10">Command Line</text:p>
        <text:p text:style-name="P12">This is the same as the <text:span text:style-name="T9">NextBASIC </text:span>option except that any currently-resident BASIC program is not listed (and can’t be directly edited, although you can still RUN the program, enter new lines, or delete them by just entering the line number). The main purpose is for using disk-related commands such as <text:span text:style-name="T7">CAT </text:span>so that the output can be seen without being continually replaced by the program listing.</text:p>
        <text:p text:style-name="P12"/>
        <text:p text:style-name="P10">CP/M</text:p>
        <text:p text:style-name="P36"><text:span text:style-name="T11">This will re-map drives to files in the </text:span><text:span text:style-name="T12">C:/NEXTZXOS </text:span><text:span text:style-name="T11">directory named CPM-A.P3D etc (or, if not present, DRV-A.P3D etc) and then attempt to load the </text:span><text:span text:style-name="T12">CP/M </text:span><text:span text:style-name="T11">operating system from drive A:. Therefore, </text:span><text:span text:style-name="T12">C:/NEXTZXOS/CPM-A.P3D</text:span><text:span text:style-name="T11"> must contain all the necessary </text:span><text:span text:style-name="T12">CP/M </text:span><text:span text:style-name="T11">system files for the ZX Spectrum Next. (It is intended that this drive image will be made available for download or distributed on the SD card).</text:span></text:p>
        <text:p text:style-name="P12"/>
        <text:p text:style-name="P11">ROM Cart 48K<text:span text:style-name="T19"> and </text:span>ROM Cart 128K</text:p>
        <text:p text:style-name="P15">These will boot any ROM cartridge present in an Interface 2 (or clones such as the RAM Turbo, Kempston Pro and modern equivalents such as the Dandanator). All the originally-released cartridges should be booted using the 48K option. Some modern equivalents (such as the Dandanator and Paul Farrow's ZXC4 cartridges) can support 128K snapshots or software, and the 128K option can be used to boot these with the Spectrum's 128K paging registers enabled.</text:p>
        <text:p text:style-name="P2"/>
        <text:p text:style-name="Standard"/>
        <text:p text:style-name="Normal"/>
        <text:p text:style-name="P17">The NextBASIC Editor</text:p>
        <text:p text:style-name="P16"/>
        <text:p text:style-name="P13"><text:span text:style-name="T13">The </text:span><text:span text:style-name="T10">NextBASIC </text:span><text:span text:style-name="T13">editor option operates largely as previously, but can now operate in the usual 32-column mode (with colour-coded cursors as noted earlier) or in 64-column or 85-column modes.</text:span></text:p>
        <text:p text:style-name="P14"/>
        <text:p text:style-name="P13"><text:span text:style-name="T13">The 64/85-column options use the </text:span><text:span text:style-name="T10">Timex hi-res </text:span><text:span text:style-name="T13">screen mode, and so are in monochrome. In these modes, instead of colour-coded cursors, there are new cursor shapes:</text:span></text:p>
        <text:p text:style-name="P14"/>
        <text:list xml:id="list3013669189" text:style-name="L4">
          <text:list-item>
            <text:p text:style-name="P55">normal text entry: horizontal bar in lower half of character</text:p>
          </text:list-item>
          <text:list-item>
            <text:p text:style-name="P55">CAPS lock on: horizontal bar in upper half of character</text:p>
          </text:list-item>
          <text:list-item>
            <text:p text:style-name="P55">GRAPHICS mode: vertical bar</text:p>
          </text:list-item>
          <text:list-item>
            <text:p text:style-name="P55">EXTEND mode: horizontal stripes</text:p>
          </text:list-item>
          <text:list-item>
            <text:p text:style-name="P55">error marker: rectangular outline</text:p>
          </text:list-item>
        </text:list>
        <text:p text:style-name="P26"/>
        <text:p text:style-name="P25"><text:span text:style-name="T13">The options menu within </text:span><text:span text:style-name="T10">NextBASIC </text:span><text:span text:style-name="T13">now has the following options (note that the previously-available </text:span><text:span text:style-name="T10">Print </text:span><text:span text:style-name="T13">option has been removed):</text:span></text:p>
        <text:p text:style-name="P26"/>
        <text:list xml:id="list3022165568" text:style-name="L5">
          <text:list-item>
            <text:p text:style-name="P56">NextBASIC</text:p>
          </text:list-item>
          <text:list-item>
            <text:p text:style-name="P56">Command Line</text:p>
          </text:list-item>
          <text:list-item>
            <text:p text:style-name="P56">32/64/85</text:p>
          </text:list-item>
          <text:list-item>
            <text:p text:style-name="P56">Screen</text:p>
          </text:list-item>
          <text:list-item>
            <text:p text:style-name="P56">Renumber</text:p>
          </text:list-item>
          <text:list-item>
            <text:p text:style-name="P63">Clear</text:p>
          </text:list-item>
          <text:list-item>
            <text:p text:style-name="P56">Exit</text:p>
          </text:list-item>
        </text:list>
        <text:p text:style-name="P24"/>
        <text:p text:style-name="P25"><text:span text:style-name="T13">The </text:span><text:span text:style-name="T10">NextBASIC </text:span><text:span text:style-name="T13">and </text:span><text:span text:style-name="T10">Command Line </text:span><text:span text:style-name="T13">options return to the editor in the appropriate mode.</text:span></text:p>
        <text:p text:style-name="P19"/>
        <text:p text:style-name="P19">32/64/85 cycles between the number of text columns available in editing mode (with Timex hi-res mode being used for 64 or 85 columns).</text:p>
        <text:p text:style-name="P19"/>
        <text:p text:style-name="P19">Screen switches between having the editing area in the upper/lower screen (as previously).</text:p>
        <text:p text:style-name="P26"/>
        <text:p text:style-name="P20"><text:span text:style-name="T13">Renumber renumbers the entire program starting at line 10 in steps of 10 (note that this cannot be altered by POKing system variables, as these no longer exist. Instead the new </text:span>LINE..TO <text:span text:style-name="T13">command must be used).</text:span></text:p>
        <text:p text:style-name="P26"/>
        <text:p text:style-name="P24"><text:span text:style-name="T9">Clear </text:span>deletes all variables and restores RAMTOP to just below the user-defined graphics (so is normally equivalent to tbe command CLEAR 65367). This is useful when encountering Out of memory errors, to restore the system to a usable state (in particular, if RAMTOP has been set so low that there is no longer enough room to evaluate any BASIC line and therefore a new CLEAR command cannot be entered and BASIC lines can’t be deleted).</text:p>
        <text:p text:style-name="P26"/>
        <text:p text:style-name="P19">Exit exits the editor and returns to the main menu.</text:p>
        <text:p text:style-name="P26"/>
        <text:p text:style-name="P24"/>
        <text:p text:style-name="P24">Note that the editor mode is independent of the mode used by BASIC. Therefore, even if you have switched to hi-res mode in the editor, when a BASIC command or program is executed, the mode is changed to whatever was last set by the <text:span text:style-name="T7">LAYER </text:span>command (or to standard Spectrum mode if no <text:span text:style-name="T7">LAYER </text:span>commands have been issued). When the command/program has finished, the mode will switch back to the <text:soft-page-break/>appropriate mode for the editor.</text:p>
        <text:p text:style-name="P2"/>
        <text:p text:style-name="Standard"/>
        <text:p text:style-name="Normal"/>
        <text:p text:style-name="P27">Calculator and Command Line</text:p>
        <text:p text:style-name="P27"/>
        <text:p text:style-name="P18">The options menu in the Calculator mode now has the following options:</text:p>
        <text:p text:style-name="P24"/>
        <text:list xml:id="list1914011034" text:style-name="L6">
          <text:list-item>
            <text:p text:style-name="P65">Calculator</text:p>
          </text:list-item>
          <text:list-item>
            <text:p text:style-name="P65">32/64/85</text:p>
          </text:list-item>
          <text:list-item>
            <text:p text:style-name="P65">Exit</text:p>
          </text:list-item>
        </text:list>
        <text:p text:style-name="P24"/>
        <text:p text:style-name="P18">The options menu in the Command Line mode has the following options:</text:p>
        <text:p text:style-name="P24"/>
        <text:list xml:id="list966865887" text:style-name="L7">
          <text:list-item>
            <text:p text:style-name="P57">Command Line</text:p>
          </text:list-item>
          <text:list-item>
            <text:p text:style-name="P57">NextBASIC</text:p>
          </text:list-item>
          <text:list-item>
            <text:p text:style-name="P57">32/64/85</text:p>
          </text:list-item>
          <text:list-item>
            <text:p text:style-name="P57">Exit</text:p>
          </text:list-item>
        </text:list>
        <text:p text:style-name="P24"/>
        <text:p text:style-name="P18">All the options work in the same way as those found in the NextBASIC options menu.</text:p>
        <text:p text:style-name="P24"/>
        <text:p text:style-name="P18">Note that the NextBASIC, Command Line and Calculator modes all use the same setting for 32/64/85 columns, so changing the number of columns in one also affects the others.</text:p>
        <text:p text:style-name="P24"/>
        <text:p text:style-name="P2"/>
        <text:p text:style-name="Standard"/>
        <text:p text:style-name="Normal"/>
        <text:p text:style-name="P27">Browser</text:p>
        <text:p text:style-name="P24"/>
        <text:p text:style-name="P24">This option allows an easy way to manage and run files from the SD card.</text:p>
        <text:p text:style-name="P24"/>
        <text:p text:style-name="P18">On entry to the Browser, the files and subdirectories in the current directory are listed.</text:p>
        <text:p text:style-name="P24"/>
        <text:p text:style-name="P24">The current file/directory highlight may be moved by using the up/down cursor keys. If there are more files than will fit on a single screen, then using left/right will move one page backwards/forwards respectively. Using down at the bottom of the screen or up at the top of the screen also moves to the next/previous page.</text:p>
        <text:p text:style-name="P24"/>
        <text:p text:style-name="P18">The currently-selected file/directory is highlighted in <text:span text:style-name="T7">cyan </text:span>if the file can be executed or in <text:span text:style-name="T7">yellow </text:span>if <text:span text:style-name="T7">NextZXOS </text:span>does not support executing that type of file.</text:p>
        <text:p text:style-name="P24"/>
        <text:p text:style-name="P24">Available keys are:</text:p>
        <text:list xml:id="list3468223364" text:style-name="L8">
          <text:list-item>
            <text:p text:style-name="P58"><text:span text:style-name="T7">cursor keys</text:span>: navigate up/down/back page/forward page</text:p>
          </text:list-item>
          <text:list-item>
            <text:p text:style-name="P58"><text:span text:style-name="T7">SPACE/BREAK</text:span>: exit the browser back to the main menu</text:p>
          </text:list-item>
          <text:list-item>
            <text:p text:style-name="P58"><text:span text:style-name="T7">ENTER</text:span>: load/execute the currently-selected file (or change to the currently-selected directory)</text:p>
          </text:list-item>
          <text:list-item>
            <text:p text:style-name="P58"><text:span text:style-name="T4">SYMBOL SHIFT</text:span><text:span text:style-name="T3">+</text:span><text:span text:style-name="T2">ENTER</text:span><text:span text:style-name="T1">: </text:span>load/execute the currently-selected file with any alternative method found in browser.cfg</text:p>
          </text:list-item>
          <text:list-item>
            <text:p text:style-name="P61"><text:span text:style-name="T7">EDIT</text:span>: move back up one directory level (this can also be done by pressing <text:span text:style-name="T7">ENTER </text:span>on the special <text:span text:style-name="T7">.. </text:span>directory)</text:p>
          </text:list-item>
          <text:list-item>
            <text:p text:style-name="P58"><text:span text:style-name="T7">D</text:span>: change the current drive to the next available mapped drive</text:p>
          </text:list-item>
          <text:list-item>
            <text:p text:style-name="P62">M<text:span text:style-name="T13">: allows the SD card to be removed and/or replaced</text:span></text:p>
          </text:list-item>
          <text:list-item>
            <text:p text:style-name="P62">K<text:span text:style-name="T13">: make a new directory</text:span></text:p>
          </text:list-item>
          <text:list-item>
            <text:p text:style-name="P62">R<text:span text:style-name="T13">: rename the currently-highlighted file or directory</text:span></text:p>
          </text:list-item>
          <text:list-item>
            <text:p text:style-name="P62">C<text:span text:style-name="T13">: copy the currently-highlighted file. You can then navigate to a different drive and/or directory and press </text:span>P <text:span text:style-name="T13">to paste a copy of the file</text:span></text:p>
          </text:list-item>
          <text:list-item>
            <text:p text:style-name="P62">E<text:span text:style-name="T13">: erase the currently-highlighted file or (empty) directory</text:span></text:p>
          </text:list-item>
          <text:list-item>
            <text:p text:style-name="P62">U<text:span text:style-name="T13">: unmount the current drive (if it was mounted from a .P3D or .DSK image)</text:span></text:p>
          </text:list-item>
          <text:list-item>
            <text:p text:style-name="P62"><text:span text:style-name="T4">F</text:span><text:span text:style-name="T3">: filter the list of files with a wildcard string (default is *.*)</text:span></text:p>
          </text:list-item>
        </text:list>
        <text:p text:style-name="P21"/>
        <text:p text:style-name="P21"><text:span text:style-name="T13">If the chosen action cannot be performed, the </text:span><text:span text:style-name="T10">Browser </text:span><text:span text:style-name="T13">will beep and abort the operation.</text:span></text:p>
        <text:p text:style-name="P21"/>
        <text:p text:style-name="P6"><text:span text:style-name="T13">Alternative file loading/viewing methods may be specified in the browser.cfg file, and selected by holding down </text:span><text:span text:style-name="T7">SYMBOL SHIFT</text:span><text:span text:style-name="T13"> and then pressing </text:span><text:span text:style-name="T7">ENTER</text:span><text:span text:style-name="T13">. For example, the default browser.cfg has 2 matching lines for .BAS files:</text:span></text:p>
        <text:list xml:id="list3322967072" text:style-name="L9">
          <text:list-item>
            <text:p text:style-name="P66"><text:span text:style-name="T13">pressing </text:span><text:span text:style-name="T7">ENTER</text:span><text:span text:style-name="T13"> loads the BASIC program (and runs it if it is auto- starting)</text:span></text:p>
          </text:list-item>
          <text:list-item>
            <text:p text:style-name="P66"><text:span text:style-name="T13">pressing </text:span><text:span text:style-name="T7">SYMBOL SHIFT</text:span><text:span text:style-name="T13">+</text:span><text:span text:style-name="T7">ENTER</text:span><text:span text:style-name="T13"> converts the BASIC program to text and displays it using the .more text viewer (this will be changed to invoke a text editor when one becomes available)</text:span></text:p>
          </text:list-item>
        </text:list>
        <text:p text:style-name="P24"/>
        <text:p text:style-name="P24">The browser can be used as a quick directory navigation tool (instead of using <text:span text:style-name="T7">CD </text:span>commands), since when you exit it with <text:span text:style-name="T7">SPACE </text:span>or <text:span text:style-name="T7">BREAK</text:span>, the new current directory is the one that was last displayed in the browser.</text:p>
        <text:p text:style-name="P27"/>
        <text:p text:style-name="P2"/>
        <text:p text:style-name="Standard"/>
        <text:p text:style-name="Normal"/>
        <text:p text:style-name="P27">Browser configuration</text:p>
        <text:p text:style-name="P28"/>
        <text:p text:style-name="P24">The filetypes supported by the <text:span text:style-name="T9">Browser </text:span>are defined in the plain text configuration file <text:span text:style-name="T7">C:/NEXTZXOS/BROWSER.CFG </text:span>which is loaded every time that the browser is started.</text:p>
        <text:p text:style-name="P24"/>
        <text:p text:style-name="P24">This file contains one line per filetype. The first 1-3 characters are the <text:span text:style-name="T17">type</text:span> to be supported (this must be in capitals). The next character is a colon (:), semi-colon (;) or less-than sign (&lt;). The remainder of the line is a BASIC command (or commands, separated with colons) which is used to execute the file.</text:p>
        <text:p text:style-name="P24"/>
        <text:p text:style-name="P4">Within the list of commands, the vertical bar symbol (|) represents the selected file. It will be replaced directly with the (short) filename, unless preceded by a quote (“) character, in which case the LFN (long filename) is used instead. This allows short filenames to be provided to dot commands which cannot cope with LFNs, whilst BASIC commands and most dot commands can be provided with LFNs.</text:p>
        <text:p text:style-name="P24"/>
        <text:p text:style-name="P24">The character after the <text:span text:style-name="T17">type</text:span> determines what happens after the list of commands has been executed:</text:p>
        <text:p text:style-name="P24"/>
        <text:p text:style-name="P21">:<text:span text:style-name="T13"><text:tab/>return to the main menu</text:span></text:p>
        <text:p text:style-name="P21">&lt;<text:span text:style-name="T13"><text:tab/>return to the Browser</text:span></text:p>
        <text:p text:style-name="P21">;<text:span text:style-name="T13"><text:tab/>enter the NextBASIC editor</text:span></text:p>
        <text:p text:style-name="P24"/>
        <text:p text:style-name="P24">The language code of the current ROM can also be included in commands by using ASCII 96 (backtick on PCs; pound/currency symbol on Spectrums). This will be replaced with “en” (English), “es” (Spanish) etc.</text:p>
        <text:p text:style-name="P24"/>
        <text:p text:style-name="P24">Note that this is a plain text file and commands are written in standard ASCII text, not using Spectrum token codes.</text:p>
        <text:p text:style-name="P24"/>
        <text:p text:style-name="P24">You can use the special wildcard character <text:span text:style-name="T7">* </text:span>to match all remaining characters in the filetype. eg <text:span text:style-name="T7">Z*: </text:span>matches .z, .z5, .zip etc. To match all remaining files, use <text:span text:style-name="T7">*: </text:span>on the last line of the configuration file, eg:</text:p>
        <text:p text:style-name="P21"/>
        <text:p text:style-name="P24">*:.hexdump |</text:p>
        <text:p text:style-name="P24"/>
        <text:p text:style-name="P24">You can also use the special wildcard character <text:span text:style-name="T7">? </text:span>to match a single character in the filetype. eg <text:span text:style-name="T7">Z?: </text:span>matches .z3, .z4, .z5 etc but not .z or .zip.</text:p>
        <text:p text:style-name="P24"/>
        <text:p text:style-name="P24">An example of possible contents for this file is as follows (something similar will be provided on the SD card and/or for download):</text:p>
        <text:p text:style-name="P24"/>
        <text:p text:style-name="P4">BAS;load “|”</text:p>
        <text:p text:style-name="P4">BAS&lt;cls:.bas2txt “|” “|.txt”:.more -85 “|.txt":erase “|.txt"</text:p>
        <text:p text:style-name="P4">BMP&lt;.bmpload |</text:p>
        <text:p text:style-name="P4">Z80:spectrum “|”</text:p>
        <text:p text:style-name="P4">SNA:spectrum “|”</text:p>
        <text:p text:style-name="P4">TAP:.tapein |:load “t:”:load “”</text:p>
        <text:p text:style-name="P4">O:spectrum “|”</text:p>
        <text:p text:style-name="P4">P:spectrum “|”</text:p>
        <text:p text:style-name="P4">TXT&lt;copy “|” to screen$</text:p>
        <text:p text:style-name="P4">SCR&lt;load “|” screen$:pause 0</text:p>
        <text:p text:style-name="P24"/>
        <text:p text:style-name="P4"><text:soft-page-break/>Note that 2 lines match files with .BAS <text:span text:style-name="T17">type</text:span>s: the first of these is used when <text:span text:style-name="T7">ENTER</text:span> is pressed, and the second when <text:span text:style-name="T7">SYMBOL SHIFT</text:span>+<text:span text:style-name="T7">ENTER</text:span> is pressed.</text:p>
        <text:p text:style-name="P4"/>
        <text:p text:style-name="P22">.ASSOCIATE</text:p>
        <text:p text:style-name="P24"/>
        <text:p text:style-name="P24"><text:span text:style-name="T15">A dot command </text:span><text:span text:style-name="T16">.ASSOCIATE </text:span><text:span text:style-name="T15">is provided to make it easy for users or software installers to make changes to the browser.cfg file. For usage information, just type </text:span><text:span text:style-name="T16">.ASSOCIATE</text:span></text:p>
        <text:p text:style-name="P21"/>
        <text:p text:style-name="P2"/>
        <text:p text:style-name="Standard"/>
        <text:p text:style-name="Normal"/>
        <text:p text:style-name="P27">Editor-related BASIC commands</text:p>
        <text:p text:style-name="P27"/>
        <text:p text:style-name="P24">The editor colour scheme can be chosen using these standard commands from +3e BASIC:</text:p>
        <text:p text:style-name="P24"/>
        <text:p text:style-name="P21">SPECTRUM INK <text:span text:style-name="T10">n</text:span></text:p>
        <text:p text:style-name="P21">SPECTRUM PAPER <text:span text:style-name="T10">n</text:span></text:p>
        <text:p text:style-name="P21">SPECTRUM FLASH <text:span text:style-name="T10">n</text:span></text:p>
        <text:p text:style-name="P21">SPECTRUM BRIGHT <text:span text:style-name="T10">n</text:span></text:p>
        <text:p text:style-name="P21">SPECTRUM ATTR <text:span text:style-name="T10">n</text:span></text:p>
        <text:p text:style-name="P21"/>
        <text:p text:style-name="P21"><text:span text:style-name="T13">The colour scheme applies to the standard 32-column editing mode as well as the hi-resolution 64/85 column modes. However, since Timex hi-res only allows 8 different colour schemes, the scheme used is the one with the same </text:span>PAPER <text:span text:style-name="T13">colour as standard mode.</text:span></text:p>
        <text:p text:style-name="P21"/>
        <text:p text:style-name="P21"/>
        <text:p text:style-name="P24">The default number of columns in the editor can be chosen using the new command:</text:p>
        <text:p text:style-name="P21"/>
        <text:p text:style-name="P21">SPECTRUM CHR$ <text:span text:style-name="T10">n</text:span></text:p>
        <text:p text:style-name="P21"><text:span text:style-name="T13">where </text:span><text:span text:style-name="T10">n </text:span><text:span text:style-name="T13">is 32, 64 or 85.</text:span></text:p>
        <text:p text:style-name="P21"/>
        <text:p text:style-name="P21"><text:span text:style-name="T13">As noted in a previous document, there is no “permanence” with commands like these, but they can be included in </text:span>C:/NEXTZXOS/AUTOEXEC.BAT <text:span text:style-name="T13">to be executed automatically at startup.</text:span></text:p>
        <text:p text:style-name="P43"/>
        <text:p text:style-name="P43"/>
        <text:p text:style-name="P43">The screensaver behaviour can be controlled with the new command:</text:p>
        <text:p text:style-name="P43"/>
        <text:p text:style-name="P43"><text:span text:style-name="T7">SPECTRUM SCREEN$ </text:span><text:span text:style-name="T9">n</text:span>,<text:span text:style-name="T9">t</text:span></text:p>
        <text:p text:style-name="P43">Sets the screensaver to type <text:span text:style-name="T9">n </text:span>(0=bouncing box, 1=blank screen) with a timeout of <text:span text:style-name="T9">t </text:span>minutes (1-127). If <text:span text:style-name="T9">t</text:span>=0, then the screensaver is disabled.</text:p>
        <text:p text:style-name="P43"/>
        <text:p text:style-name="P43">The screensaver will activate (after the selected timeout) whenever the machine is waiting for a key to be pressed under the following circumstances:</text:p>
        <text:list xml:id="list3578348119" text:style-name="L10">
          <text:list-item>
            <text:p text:style-name="P64">In menus, Browser, Calculator, NextBASIC editor or Command Line</text:p>
          </text:list-item>
          <text:list-item>
            <text:p text:style-name="P64">During <text:span text:style-name="T7">INPUT </text:span>statements</text:p>
          </text:list-item>
          <text:list-item>
            <text:p text:style-name="P64">During <text:span text:style-name="T7">PAUSE 0 </text:span>statements</text:p>
          </text:list-item>
          <text:list-item>
            <text:p text:style-name="P64">When <text:span text:style-name="T7">NEXT #</text:span><text:span text:style-name="T9">n,var </text:span>is waiting for a keystroke from K, S or W channels</text:p>
          </text:list-item>
          <text:list-item>
            <text:p text:style-name="P64">Machine-code software using the IDE_BROWSER call, or the IDE_STREAM_IN call (accessing K, S or W channels) or an IDE_BASIC call accessing the previously listed BASIC statements</text:p>
          </text:list-item>
        </text:list>
        <text:p text:style-name="P43"/>
        <text:p text:style-name="P43">The screensaver will <text:span text:style-name="T9">not </text:span>activate when games are being run (unless they use the API calls listed above), or in 48 BASIC mode.</text:p>
        <text:p text:style-name="P40"/>
        <text:p text:style-name="P2"/>
        <text:p text:style-name="Standard"/>
        <text:p text:style-name="Normal"/>
        <text:p text:style-name="P22">List of updates</text:p>
        <text:p text:style-name="P5"/>
        <text:p text:style-name="P5"/>
        <text:p text:style-name="P51">Updates: 26 October 2020</text:p>
        <text:p text:style-name="P52"/>
        <text:p text:style-name="P52">Noted the maximum line length supported by the editor (1280 characters).</text:p>
        <text:p text:style-name="P52"/>
        <text:p text:style-name="P52"/>
        <text:p text:style-name="P45">Updates: 30 January 2020</text:p>
        <text:p text:style-name="P46"/>
        <text:p text:style-name="P46">Updated NextZXOS version number referred to, for day zero release (v2.04).</text:p>
        <text:p text:style-name="P41"/>
        <text:p text:style-name="P41"/>
        <text:p text:style-name="P31">Updates: <text:span text:style-name="T18">28</text:span> Nov 2019</text:p>
        <text:p text:style-name="P34">Documented the new main menu options (ROM cartridge support).</text:p>
        <text:p text:style-name="P34"/>
        <text:p text:style-name="P33"/>
        <text:p text:style-name="P30">Updates: 4 Nov 2019</text:p>
        <text:p text:style-name="P32">Fixed incorrect mentions of “extensions” in the text; these are properly referred to as “types”.</text:p>
        <text:p text:style-name="P9"/>
        <text:p text:style-name="P9"/>
        <text:p text:style-name="P5">Updates: 3 Aug 2019</text:p>
        <text:p text:style-name="P7">Added information on new “Clear” option available from NextZXOS v2.01B in the NextBASIC editor menu.</text:p>
        <text:p text:style-name="P8"/>
        <text:p text:style-name="P5"/>
        <text:p text:style-name="P5">Updates: 17 July 2019</text:p>
        <text:p text:style-name="P7">Added notes about new Browser features in NextZXOS v2.01:</text:p>
        <text:list xml:id="list2609310795" text:style-name="L11">
          <text:list-item>
            <text:p text:style-name="P67">quoted | in browser.cfg is replaced by an LFN rather than short name</text:p>
          </text:list-item>
          <text:list-item>
            <text:p text:style-name="P67">pressing SYM SHIFT+ENTER on a file performs the action for the 2nd matching line in browser.cfg</text:p>
          </text:list-item>
          <text:list-item>
            <text:p text:style-name="P68"><text:span text:style-name="T7">F</text:span><text:span text:style-name="T13"> key allows listed files to be filtered with a wildcard string</text:span></text:p>
          </text:list-item>
        </text:list>
        <text:p text:style-name="P25"/>
        <text:p text:style-name="P22"/>
        <text:p text:style-name="P22">Updates: 11 Sep 2018</text:p>
        <text:p text:style-name="P24">Added note about <text:span text:style-name="T7">U </text:span>key in Browser.</text:p>
        <text:p text:style-name="P24">Added more information about browser.cfg and the .ASSOCIATE dot command.</text:p>
        <text:p text:style-name="P22"/>
        <text:p text:style-name="P22"/>
        <text:p text:style-name="P22">Updates: 6 Aug 2018</text:p>
        <text:p text:style-name="P24">Added notes on language code substitution (ASCII 96) in browser.cfg.</text:p>
        <text:p text:style-name="P24"/>
        <text:p text:style-name="P22"/>
        <text:p text:style-name="P22">Updates: 12 Feb 2018</text:p>
        <text:p text:style-name="P24">Removed the <text:span text:style-name="T7">Boot A: </text:span>menu option, as disk images will be mountable/bootable from the <text:span text:style-name="T9">Browser</text:span>.</text:p>
        <text:p text:style-name="P24"/>
        <text:p text:style-name="P22"/>
        <text:p text:style-name="P44">Updates: 17 Jan 2018</text:p>
        <text:p text:style-name="P43">Added <text:span text:style-name="T7">SPECTRUM SCREEN$ </text:span><text:span text:style-name="T9">n</text:span>,<text:span text:style-name="T9">t </text:span>command (moved from the “NextBASIC additional changes document).</text:p>
        <text:p text:style-name="P43"/>
        <text:p text:style-name="P43">Added note of the RTC display in the menus.</text:p>
        <text:p text:style-name="P43"/>
        <text:p text:style-name="P43"><text:soft-page-break/></text:p>
        <text:p text:style-name="P44">Updates: 30 Nov 2017</text:p>
        <text:p text:style-name="P43">Added description of new Browser features: remount, mkdir, rename, copy/paste and erase.</text:p>
        <text:p text:style-name="P44"/>
        <text:p text:style-name="P44"/>
        <text:p text:style-name="P44">Updates: 25 Nov 2017</text:p>
        <text:p text:style-name="P39">Added note that it is now possible to use the wildcard character <text:span text:style-name="T7">? </text:span>in the Browser configuration file to match a single character in the filetype (with examples).</text:p>
        <text:p text:style-name="P39"/>
        <text:p text:style-name="P39"/>
        <text:p text:style-name="P44">Updates: 14 Nov 2017</text:p>
        <text:p text:style-name="P39">Added note that it is now possible to use the wildcard character <text:span text:style-name="T7">* </text:span>in the Browser configuration file to match remaining characters in the filetype (with examples).</text:p>
        <text:p text:style-name="P39"/>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erif" svg:font-family="FreeSerif"/>
    <style:font-face style:name="Liberation Mono1" svg:font-family="'Liberation Mono'"/>
    <style:font-face style:name="Liberation Sans" svg:font-family="'Liberation Sans'"/>
    <style:font-face style:name="Liberation Serif1" svg:font-family="'Liberation Serif'"/>
    <style:font-face style:name="OpenSymbol" svg:font-family="OpenSymbol"/>
    <style:font-face style:name="Liberation Mono2" svg:font-family="'Liberation Mono'" style:font-family-generic="modern" style:font-pitch="fixed"/>
    <style:font-face style:name="Liberation Mono" svg:font-family="'Liberation Mono'"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beration Serif2" svg:font-family="'Liberation Serif'"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000000" style:font-name="Liberation Serif" fo:font-size="12pt" fo:language="none" fo:country="none" style:font-name-asian="DejaVu Sans" style:font-size-asian="12pt" style:language-asian="none" style:country-asian="none" style:font-name-complex="DejaVu Sans" style:font-size-complex="12pt" style:language-complex="none" style:country-complex="none"/>
    </style:default-style>
    <style:default-style style:family="paragraph">
      <style:paragraph-properties style:text-autospace="ideograph-alpha" style:punctuation-wrap="hanging" style:line-break="strict" style:tab-stop-distance="1.251cm" style:writing-mode="page"/>
      <style:text-properties fo:color="#000000" style:font-name="Liberation Serif" fo:font-size="12pt" fo:language="none" fo:country="none" style:font-name-asian="DejaVu Sans" style:font-size-asian="12pt" style:language-asian="none" style:country-asian="none" style:font-name-complex="DejaVu Sans" style:font-size-complex="12pt" style:language-complex="none" style:country-complex="none"/>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text-align="start" style:justify-single-word="false" fo:orphans="0" fo:widows="0" style:writing-mode="lr-tb"/>
      <style:text-properties fo:color="#000000" style:font-name="Liberation Serif1" fo:font-family="'Liberation Serif'" fo:font-size="12pt" fo:language="en" fo:country="GB"/>
    </style:style>
    <style:style style:name="Heading" style:family="paragraph" style:parent-style-name="Standard" style:next-style-name="Text_20_body" style:class="text">
      <style:paragraph-properties fo:margin-top="0.423cm" fo:margin-bottom="0.212cm" loext:contextual-spacing="false" fo:text-align="start" style:justify-single-word="false" fo:orphans="0" fo:widows="0" fo:keep-with-next="always"/>
      <style:text-properties fo:color="#000000" style:font-name="Liberation Sans" fo:font-family="'Liberation Sans'" fo:font-size="14pt" fo:language="en" fo:country="GB"/>
    </style:style>
    <style:style style:name="Text_20_body" style:display-name="Text body" style:family="paragraph" style:parent-style-name="Standard" style:class="text">
      <style:paragraph-properties fo:margin-top="0cm" fo:margin-bottom="0.247cm" loext:contextual-spacing="false" fo:line-height="120%" fo:text-align="start" style:justify-single-word="false" fo:orphans="0" fo:widows="0"/>
      <style:text-properties fo:color="#000000" style:font-name="Liberation Serif1" fo:font-family="'Liberation Serif'" fo:font-size="12pt" fo:language="en" fo:country="GB"/>
    </style:style>
    <style:style style:name="Heading_20_3" style:display-name="Heading 3" style:family="paragraph" style:parent-style-name="Heading" style:class="text">
      <style:paragraph-properties fo:margin-top="0.423cm" fo:margin-bottom="0.212cm" loext:contextual-spacing="false" fo:text-align="start" style:justify-single-word="false" fo:orphans="0" fo:widows="0" fo:keep-with-next="always"/>
      <style:text-properties fo:color="#000000" style:font-name="Liberation Sans" fo:font-family="'Liberation Sans'" fo:font-size="14pt" fo:language="en" fo:country="GB"/>
    </style:style>
    <style:style style:name="Quotations" style:family="paragraph" style:parent-style-name="Standard" style:class="html">
      <style:paragraph-properties fo:text-align="start" style:justify-single-word="false" fo:orphans="0" fo:widows="0"/>
      <style:text-properties fo:color="#000000" style:font-name="Liberation Serif1" fo:font-family="'Liberation Serif'" fo:font-size="12pt" fo:language="en" fo:country="GB"/>
    </style:style>
    <style:style style:name="Normal" style:family="paragraph"/>
    <style:style style:name="Header" style:family="paragraph" style:parent-style-name="Standard" style:class="extra">
      <style:paragraph-properties>
        <style:tab-stops>
          <style:tab-stop style:position="8.497cm" style:type="center"/>
          <style:tab-stop style:position="16.997cm" style:type="right"/>
        </style:tab-stops>
      </style:paragraph-properties>
    </style:style>
    <style:style style:name="Index" style:family="paragraph" style:parent-style-name="Standard" style:class="index">
      <style:paragraph-properties fo:text-align="start" style:justify-single-word="false" fo:orphans="0" fo:widows="0"/>
      <style:text-properties fo:color="#000000" style:font-name="Liberation Serif1" fo:font-family="'Liberation Serif'" fo:font-size="12pt" fo:language="en" fo:country="GB"/>
    </style:style>
    <style:style style:name="Contents_20_1" style:display-name="Contents 1" style:family="paragraph" style:parent-style-name="Normal" style:next-style-name="Normal" style:class="index">
      <style:paragraph-properties fo:margin-left="1.27cm" fo:margin-right="0cm" fo:text-indent="-0.762cm" style:auto-text-indent="false"/>
    </style:style>
    <style:style style:name="Subtitle" style:family="paragraph" style:parent-style-name="Heading" style:class="chapter">
      <style:paragraph-properties fo:margin-top="0.423cm" fo:margin-bottom="0.212cm" loext:contextual-spacing="false" fo:text-align="start" style:justify-single-word="false" fo:orphans="0" fo:widows="0" fo:keep-with-next="always"/>
      <style:text-properties fo:color="#000000" style:font-name="Liberation Sans" fo:font-family="'Liberation Sans'" fo:font-size="14pt" fo:language="en" fo:country="GB"/>
    </style:style>
    <style:style style:name="Heading_20_1" style:display-name="Heading 1" style:family="paragraph" style:parent-style-name="Heading" style:class="text">
      <style:paragraph-properties fo:margin-top="0.423cm" fo:margin-bottom="0.212cm" loext:contextual-spacing="false" fo:text-align="start" style:justify-single-word="false" fo:orphans="0" fo:widows="0" fo:keep-with-next="always"/>
      <style:text-properties fo:color="#000000" style:font-name="Liberation Sans" fo:font-family="'Liberation Sans'" fo:font-size="14pt" fo:language="en" fo:country="GB"/>
    </style:style>
    <style:style style:name="Heading_20_2" style:display-name="Heading 2" style:family="paragraph" style:parent-style-name="Heading" style:class="text">
      <style:paragraph-properties fo:margin-top="0.423cm" fo:margin-bottom="0.212cm" loext:contextual-spacing="false" fo:text-align="start" style:justify-single-word="false" fo:orphans="0" fo:widows="0" fo:keep-with-next="always"/>
      <style:text-properties fo:color="#000000" style:font-name="Liberation Sans" fo:font-family="'Liberation Sans'" fo:font-size="14pt" fo:language="en" fo:country="GB"/>
    </style:style>
    <style:style style:name="Contents_20_4" style:display-name="Contents 4" style:family="paragraph" style:parent-style-name="Normal" style:next-style-name="Normal" style:class="index">
      <style:paragraph-properties fo:margin-left="5.08cm" fo:margin-right="0cm" fo:text-indent="-0.762cm" style:auto-text-indent="false"/>
    </style:style>
    <style:style style:name="Title" style:family="paragraph" style:parent-style-name="Heading" style:class="chapter">
      <style:paragraph-properties fo:margin-top="0.423cm" fo:margin-bottom="0.212cm" loext:contextual-spacing="false" fo:text-align="start" style:justify-single-word="false" fo:orphans="0" fo:widows="0" fo:keep-with-next="always"/>
      <style:text-properties fo:color="#000000" style:font-name="Liberation Sans" fo:font-family="'Liberation Sans'" fo:font-size="14pt" fo:language="en" fo:country="GB"/>
    </style:style>
    <style:style style:name="List" style:family="paragraph" style:parent-style-name="Text_20_body" style:class="list">
      <style:paragraph-properties fo:margin-top="0cm" fo:margin-bottom="0.247cm" loext:contextual-spacing="false" fo:line-height="120%" fo:text-align="start" style:justify-single-word="false" fo:orphans="0" fo:widows="0"/>
      <style:text-properties fo:color="#000000" style:font-name="Liberation Serif1" fo:font-family="'Liberation Serif'" fo:font-size="12pt" fo:language="en" fo:country="GB"/>
    </style:style>
    <style:style style:name="Contents_20_2" style:display-name="Contents 2" style:family="paragraph" style:parent-style-name="Normal" style:next-style-name="Normal" style:class="index">
      <style:paragraph-properties fo:margin-left="2.54cm" fo:margin-right="0cm" fo:text-indent="-0.762cm" style:auto-text-indent="false"/>
    </style:style>
    <style:style style:name="Contents_20_3" style:display-name="Contents 3" style:family="paragraph" style:parent-style-name="Normal" style:next-style-name="Normal" style:class="index">
      <style:paragraph-properties fo:margin-left="3.81cm" fo:margin-right="0cm" fo:text-indent="-0.762cm" style:auto-text-indent="false"/>
    </style:style>
    <style:style style:name="Caption" style:family="paragraph" style:parent-style-name="Standard" style:class="extra">
      <style:paragraph-properties fo:margin-top="0.212cm" fo:margin-bottom="0.212cm" loext:contextual-spacing="false" fo:text-align="start" style:justify-single-word="false" fo:orphans="0" fo:widows="0"/>
      <style:text-properties fo:color="#000000" style:font-name="Liberation Serif1" fo:font-family="'Liberation Serif'" fo:font-size="12pt" fo:language="en" fo:country="GB" fo:font-style="italic"/>
    </style:style>
    <style:style style:name="Preformatted_20_Text" style:display-name="Preformatted Text" style:family="paragraph" style:parent-style-name="Standard" style:class="html">
      <style:paragraph-properties fo:margin-top="0cm" fo:margin-bottom="0cm" loext:contextual-spacing="false" fo:text-align="start" style:justify-single-word="false" fo:orphans="0" fo:widows="0"/>
      <style:text-properties fo:color="#000000" style:font-name="Liberation Mono1" fo:font-family="'Liberation Mono'" fo:font-size="10pt" fo:language="en" fo:country="GB"/>
    </style:style>
    <style:style style:name="Footer" style:family="paragraph" style:parent-style-name="Standard" style:class="extra">
      <style:paragraph-properties text:number-lines="false" text:line-number="0">
        <style:tab-stops>
          <style:tab-stop style:position="9.795cm" style:type="center"/>
          <style:tab-stop style:position="19.59cm" style:type="right"/>
        </style:tab-stops>
      </style:paragraph-properties>
    </style:style>
    <style:style style:name="Bullet_20_Symbols_5f_text_5f_text_5f_text" style:display-name="Bullet Symbols_text_text_text" style:family="text">
      <style:text-properties style:font-name="OpenSymbol" fo:font-family="OpenSymbol"/>
    </style:style>
    <style:style style:name="Internet_20_link_5f_text_5f_text_5f_text" style:display-name="Internet link_text_text_text" style:family="text">
      <style:text-properties fo:color="#00008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break-before="page"/>
    </style:style>
    <style:style style:name="MP2" style:family="paragraph" style:parent-style-name="Header">
      <style:paragraph-properties fo:text-align="center" style:justify-single-word="false"/>
      <style:text-properties style:font-name="Liberation Mono1" fo:font-size="8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svg:height="1.769cm" fo:margin-left="0cm" fo:margin-right="0cm" fo:margin-top="0cm"/>
      </style:footer-style>
    </style:page-layout>
  </office:automatic-styles>
  <office:master-styles>
    <style:master-page style:name="Standard" style:page-layout-name="Mpm1">
      <style:footer>
        <text:p text:style-name="MP1"/>
        <text:p text:style-name="Footer"/>
        <text:p text:style-name="MP2">Page <text:page-number text:select-page="current">11</text:page-number><text:s/>of <text:page-count>13</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5.2$Linux_ARM_EABI LibreOffice_project/10$Build-2</meta:generator>
    <meta:creation-date>Sat Aug  3 20:01:32 2019
</meta:creation-date>
    <dc:date>2020-10-26T11:24:06.190898202</dc:date>
    <meta:print-date>2017-09-24T15:47:00</meta:print-date>
    <meta:editing-duration>PT20M33S</meta:editing-duration>
    <meta:editing-cycles>6</meta:editing-cycles>
    <meta:document-statistic meta:table-count="0" meta:image-count="0" meta:object-count="0" meta:page-count="13" meta:paragraph-count="203" meta:word-count="2687" meta:character-count="15573" meta:non-whitespace-character-count="13156"/>
  </office:meta>
</office:document-meta>
</file>